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ResponseHelper.setDateHeader( Response response , String name , String dat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addDateHeader( Response response ,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getLocale( Response respons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PResponseHelper.addDateHeader( Response response , String name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setDateHeader( Response response , String name , String date , 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setDateHeader( Response response , String nam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addDateHeader( Response response , String name , String dat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setDateHeader( Response response , String name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setDateHeader( Response response ,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addDateHeader( Response response , String name , String date , 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ResponseHelper.addDateHeader( Response response , String nam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